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32CC00001CF830503202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2" style:family="graphic" style:parent-style-name="standard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3" style:family="graphic" style:parent-style-name="standard">
      <style:graphic-properties draw:stroke="solid" svg:stroke-width="0.071cm" svg:stroke-color="#ffffff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6" style:family="graphic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7" style:family="graphic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8" style:family="graphic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2" style:family="text">
      <style:text-properties fo:font-variant="normal" fo:text-transform="none" fo:color="#00cc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Century Gothic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T3" style:family="text">
      <style:text-properties fo:font-variant="normal" fo:text-transform="none" fo:color="#00cc9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Century Gothic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T4" style:family="text">
      <style:text-properties fo:font-variant="normal" fo:text-transform="none" fo:color="#00cc99" style:text-line-through-style="none" style:text-line-through-type="none" style:text-position="0% 100%" style:font-name="Arial" fo:font-size="16pt" fo:letter-spacing="normal" fo:font-style="normal" style:text-underline-style="none" fo:font-weight="bold" style:font-name-asian="Century Gothic" style:font-size-asian="16pt" style:font-style-asian="normal" style:font-weight-asian="bold" style:font-name-complex="Century Gothic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cc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à coins arrondis 2" draw:style-name="gr1" draw:text-style-name="P2" draw:layer="layout" svg:width="3.725cm" svg:height="2.927cm" svg:x="6.825cm" svg:y="11.405cm">
          <text:p text:style-name="P1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" draw:style-name="gr2" draw:text-style-name="P2" draw:layer="layout" svg:width="7.887cm" svg:height="4.007cm" svg:x="6.796cm" svg:y="6.016cm">
          <text:p text:style-name="P1"><text:span text:style-name="T2">Network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2" draw:text-style-name="P2" draw:layer="layout" svg:width="3.098cm" svg:height="1.712cm" svg:x="7.112cm" svg:y="11.688cm">
          <text:p text:style-name="P1"><text:span text:style-name="T3">Instance</text:span></text:p>
          <text:p text:style-name="P1"><text:span text:style-name="T2">Priv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2" draw:text-style-name="P2" draw:layer="layout" svg:width="3.22cm" svg:height="1.035cm" svg:x="7.052cm" svg:y="6.321cm">
          <text:p text:style-name="P1"><text:span text:style-name="T3">Floating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2" draw:text-style-name="P2" draw:layer="layout" svg:width="3.22cm" svg:height="1.035cm" svg:x="11.195cm" svg:y="6.321cm">
          <text:p text:style-name="P1"><text:span text:style-name="T3">Floating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10" draw:style-name="gr3" draw:text-style-name="P3" draw:layer="layout" svg:width="0.001cm" svg:height="0.839cm" svg:x="8.723cm" svg:y="10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à coins arrondis 14" draw:style-name="gr2" draw:text-style-name="P2" draw:layer="layout" svg:width="7.364cm" svg:height="1.035cm" svg:x="7.052cm" svg:y="8.682cm">
          <text:p text:style-name="P1"><text:span text:style-name="T3">NA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1" draw:text-style-name="P2" draw:layer="layout" svg:width="3.725cm" svg:height="2.927cm" svg:x="10.958cm" svg:y="11.405cm">
          <text:p text:style-name="P1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8" draw:style-name="gr2" draw:text-style-name="P2" draw:layer="layout" svg:width="3.098cm" svg:height="1.712cm" svg:x="11.245cm" svg:y="11.688cm">
          <text:p text:style-name="P1"><text:span text:style-name="T3">Instance</text:span></text:p>
          <text:p text:style-name="P1"><text:span text:style-name="T2">Priv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39" draw:style-name="gr3" draw:text-style-name="P3" draw:layer="layout" svg:width="0.001cm" svg:height="0.839cm" svg:x="12.855cm" svg:y="10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à coins arrondis 46" draw:style-name="gr2" draw:text-style-name="P2" draw:layer="layout" svg:width="3.098cm" svg:height="1.712cm" svg:x="11.055cm" svg:y="22.789cm">
          <text:p text:style-name="P1"><text:span text:style-name="T3">Instance</text:span></text:p>
          <text:p text:style-name="P1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7" draw:style-name="gr2" draw:text-style-name="P2" draw:layer="layout" svg:width="3.098cm" svg:height="1.712cm" svg:x="6.917cm" svg:y="22.789cm">
          <text:p text:style-name="P1"><text:span text:style-name="T3">Instance</text:span></text:p>
          <text:p text:style-name="P1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8" draw:style-name="gr3" draw:text-style-name="P3" draw:layer="layout" svg:width="0.001cm" svg:height="0.839cm" svg:x="9.704cm" svg:y="4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" draw:style-name="gr3" draw:text-style-name="P3" draw:layer="layout" svg:width="0.001cm" svg:height="0.839cm" svg:x="11.629cm" svg:y="4.684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 19" draw:style-name="gr4" draw:text-style-name="P3" draw:layer="layout" svg:width="4.154cm" svg:height="1.998cm" svg:x="8.597cm" svg:y="2.248cm">
          <draw:image xlink:href="Pictures/2000000E000032CC00001CF830503202.wmf" xlink:type="simple" xlink:show="embed" xlink:actuate="onLoad">
            <text:p/>
          </draw:image>
        </draw:frame>
      </draw:page>
      <draw:page draw:name="page2" draw:style-name="dp1" draw:master-page-name="Default">
        <draw:custom-shape draw:name="Rectangle à coins arrondis 2" draw:style-name="gr5" draw:text-style-name="P5" draw:layer="Layout" svg:width="3.725cm" svg:height="2.927cm" svg:x="6.825cm" svg:y="11.405cm">
          <text:p text:style-name="P4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6" draw:text-style-name="P5" draw:layer="Layout" svg:width="3.098cm" svg:height="1.712cm" svg:x="7.112cm" svg:y="11.688cm">
          <text:p text:style-name="P4"><text:span text:style-name="T3">Instance</text:span></text:p>
          <text:p text:style-name="P4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7" draw:text-style-name="P5" draw:layer="Layout" svg:width="3.725cm" svg:height="2.927cm" svg:x="10.958cm" svg:y="11.405cm">
          <text:p text:style-name="P4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8" draw:style-name="gr8" draw:text-style-name="P5" draw:layer="Layout" svg:width="3.098cm" svg:height="1.712cm" svg:x="11.245cm" svg:y="11.688cm">
          <text:p text:style-name="P4"><text:span text:style-name="T3">Instance</text:span></text:p>
          <text:p text:style-name="P4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 19" draw:style-name="gr4" draw:text-style-name="P3" draw:layer="layout" svg:width="4.154cm" svg:height="1.998cm" svg:x="8.597cm" svg:y="2.248cm">
          <draw:image xlink:href="Pictures/2000000E000032CC00001CF830503202.wmf" xlink:type="simple" xlink:show="embed" xlink:actuate="onLoad">
            <text:p/>
          </draw:image>
        </draw:frame>
        <draw:custom-shape draw:name="Connecteur droit avec flèche 48" draw:style-name="gr3" draw:text-style-name="P3" draw:layer="layout" svg:width="0.001cm" svg:height="6.024cm" svg:x="11.667cm" svg:y="4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1" draw:style-name="gr3" draw:text-style-name="P3" draw:layer="layout" svg:width="0.001cm" svg:height="6.024cm" svg:x="9.742cm" svg:y="4.81cm">
          <text:p/>
          <draw:enhanced-geometry draw:mirror-horizontal="fals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12284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9:41:44.198174080</meta:creation-date>
    <dc:date>2017-03-13T09:51:29.919999605</dc:date>
    <meta:editing-duration>P0D</meta:editing-duration>
    <meta:editing-cycles>1</meta:editing-cycles>
    <meta:document-statistic meta:object-count="22"/>
    <meta:generator>LibreOffice/4.2.8.2$Linux_X86_64 LibreOffice_project/420m0$Build-2</meta:generator>
  </office:meta>
</office:document-meta>
</file>